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Default" style:list-style-name="">
      <style:paragraph-properties style:text-autospace="none"/>
      <style:text-properties fo:color="#000000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3">b) Dans les assertions suivantes, préciser s'il s'agit d'une association, d'une agrégation ou d'une généralisation. </text:p>
      <text:p text:style-name="P2"/>
      <text:p text:style-name="P4">1) Une pièce de théâtre classique comporte des actes et des scènes. </text:p>
      <text:p text:style-name="P4"><text:tab/>agrégation</text:p>
      <text:p text:style-name="P2"/>
      <text:p text:style-name="P4">2) Chez les artistes de music-hall, il y a des compositeurs, des interprètes et des paroliers. </text:p>
      <text:p text:style-name="P2"><text:tab/>généralisation</text:p>
      <text:p text:style-name="P2"/>
      <text:p text:style-name="P4">3) Un coureur automobile participe à des courses pour une écurie </text:p>
      <text:p text:style-name="P2"><text:tab/>association</text:p>
      <text:p text:style-name="P2"/>
      <text:p text:style-name="P4">4) Un programmeur écrit des programmes. </text:p>
      <text:p text:style-name="P2"><text:tab/>association<text:tab/></text:p>
      <text:p text:style-name="P2"/>
      <text:p text:style-name="P4">5) Un programme COBOL est composé de divisions, de sections et de paragraphes. </text:p>
      <text:p text:style-name="P2"><text:tab/>agrégation</text:p>
      <text:p text:style-name="P2"/>
      <text:p text:style-name="P4">6) Les modems, les écrans, les souris et les claviers sont des organes d'entrée-sortie. </text:p>
      <text:p text:style-name="P2"><text:tab/>association</text:p>
      <text:p text:style-name="P2"/>
      <text:p text:style-name="P4">7) Un ordinateur comprend une caisse, une alimentation, des composants électroniques, un disque dur, des organes d'entrée-sortie. </text:p>
      <text:p text:style-name="Standard"><text:tab/>agrégation</text:p>
      <text:p text:style-name="Standard"/>
      <text:p text:style-name="Standard"/>
      <text:p text:style-name="Standard"/>
      <text:p text:style-name="P1">c) Quel modèle peut représenter la métamorphose du papillon qui passe successivement par les stades chenille, chrysalide et lépidoptère ?</text:p>
      <text:p text:style-name="Standard"/>
      <text:p text:style-name="Standard"><text:tab/>Agrég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8T08:31:15.78</meta:creation-date>
    <dc:date>2020-06-18T08:40:47.64</dc:date>
    <meta:editing-duration>PT9M3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7" meta:word-count="132" meta:character-count="915"/>
  </office:meta>
</office:document-meta>
</file>